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Charter" svg:font-family="'Bitstream Charter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5.2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style:font-name="Bitstream Char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1cm" svg:height="1.009cm" svg:x="11.43cm" svg:y="1.27cm">
          <draw:text-box>
            <text:p><text:span text:style-name="T1">IDLE</text:span></text:p>
          </draw:text-box>
        </draw:frame>
        <draw:custom-shape draw:style-name="gr2" draw:text-style-name="P2" draw:layer="layout" svg:width="5.715cm" svg:height="3.81cm" svg:x="11.43cm" svg:y="1.2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502cm" svg:height="0.962cm" svg:x="6.35cm" svg:y="2.54cm">
          <draw:text-box>
            <text:p/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Charter" svg:font-family="'Bitstream Charter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1T18:15:24.304137495</meta:creation-date>
    <dc:date>2022-02-21T18:18:24.328583046</dc:date>
    <meta:editing-duration>PT3M1S</meta:editing-duration>
    <meta:editing-cycles>1</meta:editing-cycles>
    <meta:document-statistic meta:object-count="26"/>
    <meta:generator>LibreOffice/7.2.5.1$Linux_X86_64 LibreOffice_project/20$Build-1</meta:generator>
  </office:meta>
</office:document-meta>
</file>